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monospace" svg:font-family="monospace"/>
    <style:font-face style:name="DejaVu Sans Condensed1" svg:font-family="'DejaVu Sans Condensed'"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end" style:justify-single-word="false"/>
      <style:text-properties fo:font-size="10pt" style:font-size-asian="10pt" style:font-size-complex="10pt"/>
    </style:style>
    <style:style style:name="P4" style:family="paragraph" style:parent-style-name="Standard">
      <style:text-properties fo:font-size="10pt" fo:font-weight="bold" style:font-size-asian="10pt" style:font-weight-asian="bold" style:font-size-complex="10pt" style:font-weight-complex="bold"/>
    </style:style>
    <style:style style:name="P5" style:family="paragraph" style:parent-style-name="Standard">
      <style:text-properties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ize="10pt" style:font-size-asian="10pt" style:font-size-complex="10pt"/>
    </style:style>
    <style:style style:name="T5" style:family="text">
      <style:text-properties fo:font-size="10pt" fo:font-style="normal" style:text-underline-style="none" fo:font-weight="normal" style:font-size-asian="10pt" style:font-style-asian="normal" style:font-weight-asian="normal" style:font-size-complex="10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5">Leipzig, 27.06.2012<text:tab/><text:tab/><text:tab/><text:tab/><text:tab/><text:tab/><text:tab/><text:tab/><text:tab/> H</text:span><text:span text:style-name="T4">ans-Christian Heinz</text:span></text:p>
      <text:p text:style-name="P3">50425 </text:p>
      <text:p text:style-name="P3">09INB-T </text:p>
      <text:p text:style-name="P3"/>
      <text:p text:style-name="P1"><text:span text:style-name="T3">Praktikumsbericht </text:span></text:p>
      <text:p text:style-name="P1"><text:span text:style-name="T3"/></text:p>
      <text:p text:style-name="Standard">Ich habe mein Praktikum am Max-Planck-Institut für Kognitions- und Neurowissenschaften Leipzig in der Abteilung Neurophysik geleistet. Der Praktikumszeitraum erstreckte sich über 12 Wochen vom 1. März bis zum 25. Mai 2012. Meine Betreuerin war Fr. Dr. Gabriele Lohmann.</text:p>
      <text:p text:style-name="Standard">Die Abteilung Neurophysik beschäftigt sich vor allem mit der Weiterentwicklung der Methodik der medizinisch-neurologischen Forschung. Dieses Forschungsgebiet umfasst neben der Verbesserung der technisch-ingenieurmäßigen Methoden (bessere Spulen für MR-Tomographen usw.) auch die Vertiefung des physikalischen Grundwissens im Bereich Neurologie und die Weiterentwicklung informationstechnischer Methoden zur Gewinnung und Aufbereitung von Daten für die weitere Forschung.</text:p>
      <text:p text:style-name="Standard"/>
      <text:p text:style-name="Standard">Das Praktikum lässt sich grob in 4 Zeitabschnitte unterteilen:</text:p>
      <text:p text:style-name="Standard"/>
      <text:p text:style-name="Standard">1. März:</text:p>
      <text:p text:style-name="Standard">Da ich dort vorher schon als studentische Hilfskraft (SHK) tätig war, entfiel die Einarbeitungszeit und ich konnte direkt an dem bereits seit Januar laufenden Projekt der Erstellung eines 3D-Viewers für das in der abteilungseigenen Programmpaket <text:span text:style-name="T1">Lipsia</text:span> enthaltene Programm <text:span text:style-name="T1">vast</text:span> unter Benutzung des <text:span text:style-name="T1">VTK</text:span>-Toolkits weiterarbeiten.</text:p>
      <text:p text:style-name="Standard">"vast" ist ein wissenschaftliches Darstellungsprogramm, dass Daten aus fMRT-Messreihen ("Brainscans") in verschiedenen Formaten einlesen, darstellen und verarbeiten kann. Es verfügte schon vorher über die Möglichkeit, Daten dreidimensional - statt zweidimensional in 3 Schnittebenen - anzuzeigen. Jedoch stützte sich dieser Programmteil auf eine teure proprietäre Lizenz und war zudem nicht 64-bit-fähig, was die Darstellung sehr großer Datensätze unmöglich machte. Aus diesen Gründen erfolgte der Auftrag einer Reimplementierung dieser Funktionalität mittels freier Software.</text:p>
      <text:p text:style-name="Standard">Die benutzte Sprache war hierbei <text:span text:style-name="T1">C++</text:span>, unter Verwendung von einiger weniger <text:span text:style-name="T1">Python</text:span>-Skripte zum testen, sowie des Open-Source build-Systems <text:span text:style-name="T1">CMake</text:span>. </text:p>
      <text:p text:style-name="Standard">Es wurden Kenntnisse in der, von mir bis dahin nicht genutzten, Sprache <text:span text:style-name="T1">C++</text:span>, in der Benutzung des Visualisierungs-Toolkits <text:span text:style-name="T1">VTK</text:span> und allgemeine Kenntnisse über die Verarbeitung von Grafikdaten gewonnen.</text:p>
      <text:p text:style-name="Standard"/>
      <text:p text:style-name="Standard">2. Anfang April:</text:p>
      <text:p text:style-name="Standard">Nachdem das 3D-Widget für <text:span text:style-name="T1">vast</text:span> fertig gestellt und dem für die Einbindung in das Programm Verantwortlichen übergeben wurde, erhielt ich den Auftrag, mich in die Programmbibliothek "<text:span text:style-name="T1">ISIS</text:span>" einzuarbeiten und die <text:span text:style-name="T1">ISIS</text:span>-<text:span text:style-name="T1">Python</text:span>-Bridge um fehlende Funktionen zu erweitern.</text:p>
      <text:p text:style-name="Standard"><text:span text:style-name="T1">ISIS</text:span>, wie gesagt, eine Programmbibliothek, die verschiedene Funktionen zur Verfügung stellt um MR (Magnetresonanz)-Bilder einzulesen und zu verarbeiten. <text:span text:style-name="T1">ISIS</text:span> wird, wie <text:span text:style-name="T1">Lipsia</text:span> auch, von der Abteilung Neurophysik gepflegt und zur Verfügung gestellt.</text:p>
      <text:p text:style-name="Standard">Die <text:span text:style-name="T1">ISIS</text:span>-<text:span text:style-name="T1">Python</text:span>-Bridge dient dazu, die meist in <text:span text:style-name="T1">C++</text:span> geschriebenen Funktionen von <text:span text:style-name="T1">ISIS</text:span> für <text:span text:style-name="T1">Python</text:span>-Programme nutzbar zu machen. Dazu wird die <text:span text:style-name="T1">Boost.Python</text:span>-Bibliothek verwendet, die <text:s/>aufwandsarmes <text:span text:style-name="T1">C++</text:span>-<text:span text:style-name="T1">wrapping</text:span> für <text:span text:style-name="T1">Python</text:span> ermöglicht.</text:p>
      <text:p text:style-name="Standard">Die zentrale Schwierigkeit bei der <text:span text:style-name="T1">bridge</text:span> ist die unterschiedliche Mächtigkeit von <text:span text:style-name="T1">C++</text:span> und <text:span text:style-name="T1">Python</text:span>, insbesondere die Möglichkeiten von <text:span text:style-name="T1">templates</text:span>, die <text:span text:style-name="T1">Python</text:span> in der Form einfach nicht bietet. </text:p>
      <text:p text:style-name="Standard">Die einfach zu behandelnden Funktionen waren durch die Benutzung von Boost bereits relativ unproblematisch implementiert, so dass ich mich fast ausschließlich um die Problemfälle hätte kümmern müssen. Dieses haben ich dann jedoch aufgrund des viel zu hohen Aufwands, sowohl in der Zeit, als auch im Kenntnisstand, nicht bewältigen können. Die, salopp gesagt, grottige bis nicht vorhandene Dokumentation von <text:span text:style-name="T1">ISIS</text:span>, <text:span text:style-name="T1">Boost</text:span> und der Bridge trugen nicht zur Vereinfachung der <text:soft-page-break/>Aufgabe bei.</text:p>
      <text:p text:style-name="Standard">Bei der Bearbeitung dieser Aufgabe hatte ich Gelegenheit meine Kenntnisse in <text:span text:style-name="T1">C++</text:span>, <text:span text:style-name="T1">Python</text:span> und den Schwierigkeiten einer Schnittstelle zwischen den beiden zu vertiefen. Außerdem wurde mir nachdrücklich die Wichtigkeit einer ausführlichen und verständlichen Dokumentation von Code und Funktionalitäten vor Augen geführt.</text:p>
      <text:p text:style-name="Standard"/>
      <text:p text:style-name="Standard">3. Mitte April bis Mitte Mai:</text:p>
      <text:p text:style-name="Standard">Nach meiner Kapitulation (die von meinen direkten Betreuern sehr verständnisvoll aufgenommen wurde) bekam ich den Auftrag eine GUI mit angeschlossener dynamischer Skripterstellung für das <text:span text:style-name="T1">preprocessing</text:span> von MRT-Daten zu erstellen.</text:p>
      <text:p text:style-name="Standard">Der Hintergrund dieses Projektes war, dass die rohen MRT-Datensätze eine Reihe von <text:span text:style-name="T1">preprocessing</text:span><text:span text:style-name="T2">-Schritten - zum Beispiel zum Ausgleich von während der Aufnahme erfolgten Bewegungen - durchlaufen müssen, um verwertbar zu werden. Diese Schritte unterscheiden sich teils stark, je nach dem, wozu genau der Datensatz dient.</text:span></text:p>
      <text:p text:style-name="Standard"><text:span text:style-name="T2">Bisher war es nötig, die Programme von Hand nacheinander mit den richtigen Parametern über die Konsole aufzurufen. Zur Vereinheitlichung, Vereinfachung und verbesserten späteren Nachvollziehbarkeit nutzten die meisten der betroffenen Wissenschaftler selbst erstellte Shell-Skripte. Die GUI und das dahinter stehende Programm sollte ihnen diese Arbeit abnehmen.</text:span></text:p>
      <text:p text:style-name="Standard"><text:span text:style-name="T2">Die GUI ist mit Hilfe von </text:span><text:span text:style-name="T1">Qt4</text:span><text:span text:style-name="T2"> und dem im Qt4-Paket enthaltenen </text:span><text:span text:style-name="T1">Qt Designer</text:span><text:span text:style-name="T2"> erstellt und anschließend mittels </text:span><text:span text:style-name="T1">PyQt</text:span><text:span text:style-name="T2"> nach </text:span><text:span text:style-name="T1">Python</text:span><text:span text:style-name="T2"> übersetzt worden. Das Backend ist ebenfalls in </text:span><text:span text:style-name="T1">Python</text:span><text:span text:style-name="T2"> verfasst um leichte Wartbarkeit und Erweiterbarkeit zu ermöglichen.</text:span></text:p>
      <text:p text:style-name="Standard"><text:span text:style-name="T2">Bei der Arbeit an dieser Aufgabe habe ich Kenntnisse in </text:span><text:span text:style-name="T1">Qt</text:span><text:span text:style-name="T2"> erwerben und meine bestehenden </text:span><text:span text:style-name="T1">Python</text:span><text:span text:style-name="T2">-Kenntnisse erweitern können. Außerdem musste ich mich mit Themen wie </text:span><text:span text:style-name="T1">usability</text:span><text:span text:style-name="T2">, der Nachvollziehbarkeit von Schritten in der wissenschaftlichen Analyse und den verschiedenen Methoden der Informationsgewinnung aus einem gegebenen (Roh-)Datensatz beschäftigen und konnte so meinen generellen Einblick in den Wissenschaftsbetrieb vertiefen.</text:span></text:p>
      <text:p text:style-name="Standard"/>
      <text:p text:style-name="Standard">4. Ab Mitte Mai: </text:p>
      <text:p text:style-name="Standard">Nachdem das GUI-Projekt abgeschlossen war, erkundigte ich mich bei meiner Betreuerin, Fr. Dr. Lohmann, nach einem Thema für die anstehende Bachelorarbeit. Sie bot mir an, mich bei der Beschäftigung mit dem Thema nicht-negative Matrixfaktorisierung (kurz NMF) und ihrer Anwendung auf Korrelationsmatrizen von <text:span text:style-name="T1">blood oxygen level dependent (</text:span><text:span text:style-name="T2">kurz </text:span><text:span text:style-name="T1">BOLD</text:span><text:span text:style-name="T2">)</text:span><text:span text:style-name="T1">-</text:span><text:span text:style-name="T2">Kontrast-Messreihen </text:span>zu betreuen. Meine restliche Praktikumszeit verbrachte ich mit der Einarbeitung in das Thema und der Ausarbeitung der endgültigen Aufgabenstellung. Danach ging meine Beschäftigung als Praktikant nahtlos in eine Diplomandenstelle über.</text:p>
      <text:p text:style-name="Standard">In diesem Abschnitt meines Praktikums konnte ich mich hautnah mit dem Forschungsbetrieb beschäftigen. Ich lernte viel über wissenschaftliches Arbeiten, das Finden und die richtige Verwendung von relevanten Quellen, den Forschungsalltag im Allgemeinen und natürlich auch über mein BA-Thema.</text:p>
      <text:p text:style-name="Standard"/>
      <text:p text:style-name="Standard">Abschließend kann ich sagen, dass ich das Praktikum in der Abt. Neurophysik sehr interessant und lehrreich fand. Da ich nach Abschluss meines Bachelor- und Masterstudiums gerne in der Forschung - auch speziell im Gebiet Kognitions- und Neurowissenschaften - tätig werden würde, war das Praktikum eine unschätzbare Orientierungshilfe und eine einmalige Gelegenheit ein wissenschaftliches Umfeld kennen zu lernen.</text:p>
      <text:p text:style-name="Standard">Leider ist die Zukunft der Abteilung momentan noch ungewiss, da ihr Leiter, Prof. Robert Turner, in Kürze in Ruhestand gehen wird. </text:p>
      <text:p text:style-name="Standard">Ansonsten kann ich das MPI für Kognitions- und Neurowissenschaften als Praktikumsort wärmstens empfehlen.</text:p>
      <text:p text:style-name="P5"/>
      <text:p text:style-name="P5"/>
      <text:p text:style-name="P5"/>
      <text:p text:style-name="P5"/>
      <text:p text:style-name="P4">Hans-Christian Heinz, Praktikant<text:tab/><text:tab/><text:tab/><text:tab/><text:tab/>Dr. Gabriele Lohmann, Betreuer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monospace" svg:font-family="monospace"/>
    <style:font-face style:name="DejaVu Sans Condensed1" svg:font-family="'DejaVu Sans Condensed'"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Condensed1"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6-27T12:26:23</meta:creation-date>
    <dc:date>2012-06-27T16:21:03</dc:date>
    <meta:editing-duration>PT2H38M32S</meta:editing-duration>
    <meta:editing-cycles>9</meta:editing-cycles>
    <meta:generator>LibreOffice/3.3$Unix LibreOffice_project/330m19$Build-401</meta:generator>
    <meta:document-statistic meta:table-count="0" meta:image-count="0" meta:object-count="0" meta:page-count="2" meta:paragraph-count="32" meta:word-count="943" meta:character-count="7125"/>
  </office:meta>
</office:document-meta>
</file>